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14e" officeooo:paragraph-rsid="0011014e"/>
    </style:style>
    <style:style style:name="P2" style:family="paragraph" style:parent-style-name="Standard">
      <style:text-properties officeooo:rsid="0011014e" officeooo:paragraph-rsid="0015e196"/>
    </style:style>
    <style:style style:name="P3" style:family="paragraph" style:parent-style-name="Standard">
      <style:text-properties officeooo:rsid="0011014e" officeooo:paragraph-rsid="0017ce56"/>
    </style:style>
    <style:style style:name="P4" style:family="paragraph" style:parent-style-name="Standard">
      <style:text-properties officeooo:rsid="0011014e" officeooo:paragraph-rsid="001896d5"/>
    </style:style>
    <style:style style:name="P5" style:family="paragraph" style:parent-style-name="Standard">
      <style:text-properties officeooo:rsid="0013193d" officeooo:paragraph-rsid="0013193d"/>
    </style:style>
    <style:style style:name="P6" style:family="paragraph" style:parent-style-name="Standard">
      <style:text-properties officeooo:rsid="0015dc9d" officeooo:paragraph-rsid="0015dc9d"/>
    </style:style>
    <style:style style:name="P7" style:family="paragraph" style:parent-style-name="Standard">
      <style:text-properties officeooo:rsid="0015e196" officeooo:paragraph-rsid="0015e196"/>
    </style:style>
    <style:style style:name="P8" style:family="paragraph" style:parent-style-name="Standard">
      <style:text-properties officeooo:rsid="0015e196" officeooo:paragraph-rsid="0017ce56"/>
    </style:style>
    <style:style style:name="P9" style:family="paragraph" style:parent-style-name="Standard">
      <style:text-properties officeooo:rsid="001896d5" officeooo:paragraph-rsid="001896d5"/>
    </style:style>
    <style:style style:name="P10" style:family="paragraph" style:parent-style-name="Standard">
      <style:text-properties officeooo:rsid="0011014e" officeooo:paragraph-rsid="001a1ca1"/>
    </style:style>
    <style:style style:name="P11" style:family="paragraph" style:parent-style-name="Standard">
      <style:text-properties officeooo:rsid="001a1ca1" officeooo:paragraph-rsid="001a1ca1"/>
    </style:style>
    <style:style style:name="P12" style:family="paragraph" style:parent-style-name="Standard">
      <style:text-properties officeooo:rsid="001b5ce4" officeooo:paragraph-rsid="001b5ce4"/>
    </style:style>
    <style:style style:name="P13" style:family="paragraph" style:parent-style-name="Standard">
      <style:text-properties officeooo:rsid="001c180d" officeooo:paragraph-rsid="001c180d"/>
    </style:style>
    <style:style style:name="P14" style:family="paragraph" style:parent-style-name="Standard">
      <style:text-properties officeooo:rsid="001cf28a" officeooo:paragraph-rsid="001cf28a"/>
    </style:style>
    <style:style style:name="T1" style:family="text">
      <style:text-properties officeooo:rsid="0015e196"/>
    </style:style>
    <style:style style:name="T2" style:family="text">
      <style:text-properties officeooo:rsid="001896d5"/>
    </style:style>
    <style:style style:name="T3" style:family="text">
      <style:text-properties officeooo:rsid="001a1ca1"/>
    </style:style>
    <style:style style:name="T4" style:family="text">
      <style:text-properties officeooo:rsid="001b5c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n Jul <text:s/>2 22:28:04 </text:p>
      <text:p text:style-name="P1">- today the docker has not opend got error ;</text:p>
      <text:p text:style-name="P1">$ docker images</text:p>
      <text:p text:style-name="P1">Cannot connect to the Docker daemon at unix:///var/run/docker.sock. Is the docker daemon running?</text:p>
      <text:p text:style-name="P1"/>
      <text:p text:style-name="P1">Fot this i started the deamon process </text:p>
      <text:p text:style-name="P1"><text:s/>$ sudo dockerd</text:p>
      <text:p text:style-name="P1"/>
      <text:p text:style-name="P1">--Aws class was there</text:p>
      <text:p text:style-name="P1">topics : creating instance</text:p>
      <text:p text:style-name="P1"><text:s text:c="13"/>creating AMI amazon mechine images</text:p>
      <text:p text:style-name="P1"><text:s text:c="13"/>using that Ami to create another new sever on cloud</text:p>
      <text:p text:style-name="P1"><text:s text:c="12"/>authenticatin to connet to instance in cloud</text:p>
      <text:p text:style-name="P1"><text:s text:c="13"/>auto scaling , grouping the auto scaling instances</text:p>
      <text:p text:style-name="P1"/>
      <text:p text:style-name="P1"/>
      <text:p text:style-name="P5">Mon Jul <text:s/>3 10:29:59</text:p>
      <text:p text:style-name="P5">-shell scripting <text:s text:c="2"/>arthametic oparations</text:p>
      <text:p text:style-name="P5"/>
      <text:p text:style-name="P6">Wed Jul <text:s/>5 13:10:45</text:p>
      <text:p text:style-name="P6"/>
      <text:p text:style-name="P6">$ git merge pdf-files </text:p>
      <text:p text:style-name="P6"/>
      <text:p text:style-name="P6">warning: Cannot merge binary files: regular docs for devops/Shell scripting.odt (HEAD vs. pdf-files)</text:p>
      <text:p text:style-name="P6">Auto-merging regular docs for devops/Shell scripting.odt</text:p>
      <text:p text:style-name="P6">CONFLICT (content): Merge conflict in regular docs for devops/Shell scripting.odt</text:p>
      <text:p text:style-name="P6">Automatic merge failed; fix conflicts and then commit the result.</text:p>
      <text:p text:style-name="P1"><text:s text:c="11"/></text:p>
      <text:p text:style-name="P1"/>
      <text:p text:style-name="P1"/>
      <text:p text:style-name="P7">Mon Jul 10 16:59:57</text:p>
      <text:p text:style-name="P2"><text:s text:c="2"/></text:p>
      <text:p text:style-name="P2"/>
      <text:p text:style-name="P3">-- <text:span text:style-name="T1">cloned devops granth repository</text:span></text:p>
      <text:p text:style-name="P8"><text:s/>i had pdf files branch in remote repo , but when i clone dthat is not present in local repo </text:p>
      <text:p text:style-name="P2">--<text:span text:style-name="T1">noted the select ,case statements in shell scripting</text:span></text:p>
      <text:p text:style-name="P4">--<text:span text:style-name="T1">follow 2 vedios of jenkins (stand alone installation &amp; installation in servletes (application servers))</text:span></text:p>
      <text:p text:style-name="P4">--<text:span text:style-name="T2">creating users , creting permission roles and granting roles to users <text:s/>&lt;managing users&gt;</text:span></text:p>
      <text:p text:style-name="P4">--<text:span text:style-name="T2">install role-based authentication plugin as admin</text:span></text:p>
      <text:p text:style-name="P4"><text:s/></text:p>
      <text:p text:style-name="P2"/>
      <text:p text:style-name="P9">Tue Jul 11 21:21:26</text:p>
      <text:p text:style-name="P9">-started chef</text:p>
      <text:p text:style-name="P9">- it is infrastructure as code</text:p>
      <text:p text:style-name="P9">-to create multiple server and to deploy <text:s/>the artifacts</text:p>
      <text:p text:style-name="P9">-followed jenkins vedios</text:p>
      <text:p text:style-name="P9">--manage jenkins configurations </text:p>
      <text:p text:style-name="P9">--detailed about the job creation </text:p>
      <text:p text:style-name="P9">--and other options</text:p>
      <text:p text:style-name="P9"><text:soft-page-break/>--automation build pipeline </text:p>
      <text:p text:style-name="P9">--creation build pipeline </text:p>
      <text:p text:style-name="P9"/>
      <text:p text:style-name="P9"><text:s/></text:p>
      <text:p text:style-name="P10"><text:s/><text:span text:style-name="T3">Wed Jul 12 16:55:10</text:span></text:p>
      <text:p text:style-name="P10"><text:s/>-- <text:span text:style-name="T3">not able to set the nginx server in local &amp; docker container</text:span></text:p>
      <text:p text:style-name="P11">getting erro<text:span text:style-name="T4">r</text:span></text:p>
      <text:p text:style-name="P11"/>
      <text:p text:style-name="P12">dpkg: error processing package git-daemon-run (--configure):</text:p>
      <text:p text:style-name="P12"><text:s/>dependency problems - leaving unconfigured</text:p>
      <text:p text:style-name="P12">Errors were encountered while processing:</text:p>
      <text:p text:style-name="P12"><text:s/>runit</text:p>
      <text:p text:style-name="P12"><text:s/>git-daemon-run</text:p>
      <text:p text:style-name="P12"/>
      <text:p text:style-name="P13">in docker container:</text:p>
      <text:p text:style-name="P13"><text:s/></text:p>
      <text:p text:style-name="P13">root@63af99d0a19b:/# systemctl status nginx</text:p>
      <text:p text:style-name="P13">Failed to connect to bus: No such file or directory</text:p>
      <text:p text:style-name="P13">root@63af99d0a19b:/# systemctl status ssh</text:p>
      <text:p text:style-name="P13">Failed to connect to bus: No such file or directory</text:p>
      <text:p text:style-name="P13"/>
      <text:p text:style-name="P13"/>
      <text:p text:style-name="P14">sudo netstat -nstl <text:s/>---to get total information about tcp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22:27:48.683900834</meta:creation-date>
    <dc:date>2017-07-12T17:54:58.475182033</dc:date>
    <meta:editing-duration>PT49M22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56" meta:word-count="333" meta:character-count="2175" meta:non-whitespace-character-count="1814"/>
  </office:meta>
</office:document-meta>
</file>